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8.64mm" fo:break-before="auto" style:use-optimal-row-height="true"/>
    </style:style>
    <style:style style:name="ro6" style:family="table-row">
      <style:table-row-properties style:row-height="4.57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4.55mm" fo:break-before="auto" style:use-optimal-row-height="true"/>
    </style:style>
    <style:style style:name="ro9" style:family="table-row">
      <style:table-row-properties style:row-height="12.74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]/['AA - Frequences'.$E$2])*100 ; 2 )" office:value-type="float" office:value="23.08" calcext:value-type="float">
            <text:p>23,08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76.92" calcext:value-type="float">
            <text:p>76,92</text:p>
          </table:table-cell>
          <table:table-cell/>
          <table:table-cell table:style-name="ce5" table:formula="of:=SUM(['AA - Frequences'.B1:.B49])" office:value-type="float" office:value="13" calcext:value-type="float">
            <text:p>13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19">
          <table:table-cell table:style-name="Default" table:number-columns-repeated="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idnap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Kidnap" calcext:value-type="string">
            <text:p>Kidnap</text:p>
          </table:table-cell>
          <table:table-cell table:formula="of:=INDIRECT(CONCATENATE(&quot;$AA - Frequences.C&quot;;SHEET()-1))" office:value-type="float" office:value="23.08" calcext:value-type="float">
            <text:p>23,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OtherSpeak : Mon enfant !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9" office:value-type="string" calcext:value-type="string">
            <text:p>OtherSpeak : Des bandits ont pris mon enfant !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9" office:value-type="string" calcext:value-type="string">
            <text:p>OtherSpeak : Ils sont partis par là !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7"/>
          <table:table-cell table:style-name="Default"/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ce8" office:value-type="string" calcext:value-type="string">
            <text:p>[bandits voient]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Narrator : Un groupe de malfrat est adossé à un gros rocher. Ils ont à côté d’eux un prisonnier, et n’ont pas encore vu CAPITAINE.</text:p>
          </table:table-cell>
          <table:table-cell table:style-name="ce9"/>
          <table:table-cell/>
          <table:table-cell table:style-name="ce9" office:value-type="string" calcext:value-type="string">
            <text:p>Narrator : Un groupe de malfrat est adossé à un gros rocher. Ils ont à côté d’eux un prisonnier, et s’approche dangereusement de CAPITAINE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9"/>
        </table:table-row>
        <table:table-row table:style-name="ro5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Libérez le gamin !? (attaquer)</text:p>
          </table:table-cell>
          <table:table-cell table:style-name="Default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dex)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OtherSpeak : Et alors ?</text:p>
          </table:table-cell>
          <table:table-cell table:style-name="Default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"/>
          <table:table-cell table:style-name="ce9" office:value-type="string" calcext:value-type="string">
            <text:p>Node=&gt;combat bandits</text:p>
          </table:table-cell>
          <table:table-cell table:style-name="Default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Default" table:number-columns-repeated="2"/>
          <table:table-cell/>
          <table:table-cell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Default" table:number-columns-repeated="2"/>
          <table:table-cell table:number-columns-repeated="3"/>
          <table:table-cell office:value-type="string" calcext:value-type="string">
            <text:p>Leave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[combat bandits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PlayerSpeak : Mort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Crew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Enfin ! Je vais rentrer à la maison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" office:value-type="string" calcext:value-type="string">
            <text:p>[choix kidnap]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SetChoices3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Oublie tes parents ! Rejoins l’équipe (nouveau membre)</text:p>
          </table:table-cell>
          <table:table-cell table:style-name="Default" office:value-type="string" calcext:value-type="string">
            <text:p>Choice : On te ramène chez tes parents !(quete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OtherSpeak : Merci !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Alors là oui !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Tout sauf la raclée que je vais recevoir.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Pour avoir fugué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AddMemb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GiveUpQues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4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sQuestAccomplished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7" office:value-type="string" calcext:value-type="string">
            <text:p>OtherSpeak : Mon enfant !</text:p>
          </table:table-cell>
          <table:table-cell table:style-name="ce9" office:value-type="string" calcext:value-type="string">
            <text:p>OtherSpeak : Où est mon enfant ! Il va bien ?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Merci de tout coeur !</text:p>
          </table:table-cell>
          <table:table-cell table:style-name="ce9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FinishQues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aison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Cargaison" calcext:value-type="string">
            <text:p>Cargaison</text:p>
          </table:table-cell>
          <table:table-cell table:formula="of:=INDIRECT(CONCATENATE(&quot;$AA - Frequences.C&quot;;SHEET()-1))" office:value-type="float" office:value="76.92" calcext:value-type="float">
            <text:p>76,9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OtherSpeak : Des bandits !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9" office:value-type="string" calcext:value-type="string">
            <text:p>OtherSpeak : Ils m’ont pris tout ce que j’avais !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9" office:value-type="string" calcext:value-type="string">
            <text:p>OtherSpeak : Ils sont partis par là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7"/>
          <table:table-cell table:style-name="Default"/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ce8" office:value-type="string" calcext:value-type="string">
            <text:p>[bandits voient]</text:p>
          </table:table-cell>
          <table:table-cell table:number-columns-repeated="1020"/>
        </table:table-row>
        <table:table-row table:style-name="ro7">
          <table:table-cell table:style-name="ce9" office:value-type="string" calcext:value-type="string">
            <text:p>Narrator : CAPITAINE aperçoit un groupe de malfrats. Ils ne l’ont pas vu.</text:p>
          </table:table-cell>
          <table:table-cell table:style-name="ce9"/>
          <table:table-cell/>
          <table:table-cell table:style-name="ce9" office:value-type="string" calcext:value-type="string">
            <text:p>Narrator : CAPITAINE aperçoit un groupe de malfrats. Ils s’approchent.</text:p>
          </table:table-cell>
          <table:table-cell table:style-name="ce9"/>
          <table:table-cell table:number-columns-repeated="1019"/>
        </table:table-row>
        <table:table-row table:style-name="ro8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9"/>
        </table:table-row>
        <table:table-row table:style-name="ro9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Rendez tout ce que vous avez volé ! (attaquer)</text:p>
          </table:table-cell>
          <table:table-cell table:style-name="Default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dex)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OtherSpeak : Amusant !</text:p>
          </table:table-cell>
          <table:table-cell table:style-name="Default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"/>
          <table:table-cell table:style-name="ce9" office:value-type="string" calcext:value-type="string">
            <text:p>Node=&gt;combat bandits</text:p>
          </table:table-cell>
          <table:table-cell table:style-name="Default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Default" table:number-columns-repeated="2"/>
          <table:table-cell/>
          <table:table-cell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Default" table:number-columns-repeated="2"/>
          <table:table-cell table:number-columns-repeated="3"/>
          <table:table-cell office:value-type="string" calcext:value-type="string">
            <text:p>Leave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[combat bandits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RandomRange4</text:p>
          </table:table-cell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9" office:value-type="string" calcext:value-type="string">
            <text:p>PlayerSpeak : Bingo ! La cargaison d’armes !</text:p>
          </table:table-cell>
          <table:table-cell table:style-name="Default"/>
          <table:table-cell table:style-name="ce9" office:value-type="string" calcext:value-type="string">
            <text:p>PlayerSpeak : Bingo ! La cargaison d’armures !</text:p>
          </table:table-cell>
          <table:table-cell table:style-name="Default"/>
          <table:table-cell table:style-name="ce9" office:value-type="string" calcext:value-type="string">
            <text:p>PlayerSpeak : Bingo ! La cargaison de nourriture !</text:p>
          </table:table-cell>
          <table:table-cell table:style-name="Default"/>
          <table:table-cell table:style-name="ce9" office:value-type="string" calcext:value-type="string">
            <text:p>PlayerSpeak : Bingo ! La cargaison de trucs !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ootWeapon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Clothe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Food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Misc</text:p>
          </table:table-cell>
          <table:table-cell table:style-name="ce9" office:value-type="string" calcext:value-type="string">
            <text:p>Leave</text:p>
          </table:table-cell>
          <table:table-cell table:number-columns-repeated="1016"/>
        </table:table-row>
        <table:table-row table:style-name="ro6"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Vous avez ma cargaison ?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Choice : Non…(partir)</text:p>
          </table:table-cell>
          <table:table-cell table:style-name="Default" office:value-type="string" calcext:value-type="string">
            <text:p>Choice : La voilà !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IsQuestAccomplished</text:p>
          </table:table-cell>
          <table:table-cell table:style-name="Default"/>
          <table:table-cell table:number-columns-repeated="1021"/>
        </table:table-row>
        <table:table-row table:style-name="ro10">
          <table:table-cell table:style-name="ce9" office:value-type="string" calcext:value-type="string">
            <text:p>Leave</text:p>
          </table:table-cell>
          <table:table-cell office:value-type="string" calcext:value-type="string">
            <text:p>OtherSpeak : Génial !</text:p>
          </table:table-cell>
          <table:table-cell table:style-name="ce9" office:value-type="string" calcext:value-type="string">
            <text:p>OtherSpeak : Ça vous amuse ? Vous n’avez rien !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1:53:21.3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1:54:19.991000000</dc:date>
    <meta:editing-duration>P4DT14H10M23S</meta:editing-duration>
    <meta:editing-cycles>548</meta:editing-cycles>
    <meta:generator>LibreOffice/5.1.6.2$Windows_x86 LibreOffice_project/07ac168c60a517dba0f0d7bc7540f5afa45f0909</meta:generator>
    <meta:document-statistic meta:table-count="3" meta:cell-count="194" meta:object-count="0"/>
  </office:meta>
</office:document-meta>
</file>